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c90c" officeooo:paragraph-rsid="0007c90c"/>
    </style:style>
    <style:style style:name="P2" style:family="paragraph" style:parent-style-name="Standard" style:list-style-name="L2">
      <style:text-properties officeooo:rsid="0007c90c" officeooo:paragraph-rsid="0007c90c"/>
    </style:style>
    <style:style style:name="P3" style:family="paragraph" style:parent-style-name="Standard" style:list-style-name="L3">
      <style:text-properties officeooo:rsid="0007c90c" officeooo:paragraph-rsid="0007c90c"/>
    </style:style>
    <style:style style:name="P4" style:family="paragraph" style:parent-style-name="Standard" style:list-style-name="L4">
      <style:text-properties officeooo:rsid="0007c90c" officeooo:paragraph-rsid="0007c90c"/>
    </style:style>
    <style:style style:name="P5" style:family="paragraph" style:parent-style-name="Standard" style:list-style-name="L5">
      <style:text-properties officeooo:rsid="0007c90c" officeooo:paragraph-rsid="0007c90c"/>
    </style:style>
    <style:style style:name="P6" style:family="paragraph" style:parent-style-name="Standard" style:list-style-name="L1"/>
    <style:style style:name="P7" style:family="paragraph" style:parent-style-name="Standard" style:list-style-name="L5">
      <style:text-properties fo:font-weight="bold" officeooo:rsid="0007c90c" officeooo:paragraph-rsid="0007c90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2.13.0</text:h>
      <text:p text:style-name="Titre_20_3_20_Correctifs">CORRECTIFS</text:p>
      <text:list xml:id="list4799711978534763449" text:style-name="L1">
        <text:list-item>
          <text:p text:style-name="P6">La suppression du groupe 0 (Aucun) n'est plus possible.</text:p>
        </text:list-item>
        <text:list-item>
          <text:p text:style-name="P6">Il était impossible de supprimer une ville dont le code postal n'était pas précisé (<text:span text:style-name="Source_20_Text">Configuration → Paramètres → Codes postaux</text:span>).</text:p>
        </text:list-item>
        <text:list-item>
          <text:p text:style-name="P6">Certains libellés de commandes ont été uniformisés ("Abandonner" plutôt qu'"Abandon", Valider plutôt que « Validation" ou "Ok", "Fermer" plutôt que "Fermeture").</text:p>
        </text:list-item>
      </text:list>
      <text:h text:style-name="Heading_20_3" text:outline-level="3">IMPORTATION DE CONTACTS</text:h>
      <text:p text:style-name="P1">Le menu <text:span text:style-name="Source_20_Text">Fichier</text:span> comporte un nouveau sous-menu <text:span text:style-name="Source_20_Text">Importer → Importer contacts (csv)</text:span>.</text:p>
      <text:p text:style-name="P1">Ce nouveau module vous permet d'importer un ensemble de contacts dans Algem. <text:span text:style-name="T2">Il est destiné en priorité aux nouveaux utilisateurs du logiciel</text:span> afin de leur éviter de resaisir des informations dont ils disposent déjà. Si vous partez d'un fichier Excel, il faut l'enregistrer au format CSV, en tenant compte des caractéristiques suivantes :</text:p>
      <text:list xml:id="list2243464652495068422" text:style-name="L2">
        <text:list-item>
          <text:p text:style-name="P2">Le séparateur de champs est le caractère <text:span text:style-name="T1">point-virgule</text:span>.</text:p>
        </text:list-item>
        <text:list-item>
          <text:p text:style-name="P2">Les champs sont délimités par des <text:span text:style-name="T1">guillemets</text:span>.</text:p>
        </text:list-item>
        <text:list-item>
          <text:p text:style-name="P2">Si vous avez la possibilité de spécifier l'encodage des caractères, choisissez de préférence <text:span text:style-name="T1">UTF-8</text:span>.</text:p>
        </text:list-item>
        <text:list-item>
          <text:p text:style-name="P2">La première ligne de votre fichier doit comporter <text:span text:style-name="T1">un en-tête</text:span> comportant le nom des colonnes.</text:p>
        </text:list-item>
      </text:list>
      <text:h text:style-name="Heading_20_4" text:outline-level="4">Utilisation</text:h>
      <text:list xml:id="list5447290039857720038" text:style-name="L3">
        <text:list-item>
          <text:p text:style-name="P3">Cliquez sur <text:span text:style-name="Source_20_Text">Parcourir</text:span> pour sélectionner le fichier à importer.</text:p>
        </text:list-item>
        <text:list-item>
          <text:p text:style-name="P3">Après avoir cliqué sur <text:span text:style-name="Source_20_Text">Suivant</text:span>, configurez votre import en paramétrant les correspondances de champ. S'il n'existe pas de correspondance entre certaines colonnes de votre tableur et celles proposées, laissez sur [Aucune].</text:p>
        </text:list-item>
        <text:list-item>
          <text:p text:style-name="P3">Cliquez à nouveau sur <text:span text:style-name="Source_20_Text">Suivant</text:span> pour prévisualiser les données sur le point d'être importées.</text:p>
        </text:list-item>
        <text:list-item>
          <text:p text:style-name="P3">Cliquez sur Validation pour lancer l'importation.</text:p>
        </text:list-item>
      </text:list>
      <text:h text:style-name="Heading_20_4" text:outline-level="4">Remarques</text:h>
      <text:list xml:id="list7443288347088579439" text:style-name="L4">
        <text:list-item>
          <text:p text:style-name="P4">Le numéro d'un contact (ou d'un parent) correspond à son numéro dans la base de données d'Algem. <text:span text:style-name="T2">Ce champ ne doit être utilisé que si vous importez des contacts déjà présents dans Algem</text:span>.</text:p>
        </text:list-item>
        <text:list-item>
          <text:p text:style-name="P4">Le nom et le prénom du parent, s'ils sont présents, seront utilisés pour relier un enfant à son payeur (responsable).</text:p>
        </text:list-item>
        <text:list-item>
          <text:p text:style-name="P4"><text:span text:style-name="T1">Les contacts existants ne sont pas réimportés</text:span> (contacts dont le numéro, ou les nom et prénom existent déjà dans Algem).</text:p>
        </text:list-item>
        <text:list-item>
          <text:p text:style-name="P4">Les doublons (mêmes nom et prénom) ne sont pas pris en compte.</text:p>
        </text:list-item>
      </text:list>
      <text:p text:style-name="P1"/>
      <text:p text:style-name="P1">Les données pouvant être importées sont les suivantes :</text:p>
      <text:list xml:id="list8458225144147284490" text:style-name="L5">
        <text:list-item>
          <text:p text:style-name="P5"><text:span text:style-name="T1">Civilité</text:span> (ex. : M, Mme, Mlle)</text:p>
        </text:list-item>
        <text:list-item>
          <text:p text:style-name="P7">Nom</text:p>
        </text:list-item>
        <text:list-item>
          <text:p text:style-name="P7">Prénom</text:p>
        </text:list-item>
        <text:list-item>
          <text:p text:style-name="P5"><text:span text:style-name="T1">Date de naissance</text:span> (au format jj/mm/aaaa : ex. : 21/12/1998)</text:p>
        </text:list-item>
        <text:list-item>
          <text:p text:style-name="P5"><text:span text:style-name="T1">Instrument principal</text:span> (le nom de l'instrument doit correspondre à l'un des instruments déjà prédéfinis dans Algem). Ce champ est optionnel et peut être précisé si le contact à importer est un élève.</text:p>
        </text:list-item>
        <text:list-item>
          <text:p text:style-name="P5"><text:soft-page-break/><text:span text:style-name="T1">Civilité</text:span> parent</text:p>
        </text:list-item>
        <text:list-item>
          <text:p text:style-name="P5"><text:span text:style-name="T1">Nom</text:span> parent</text:p>
        </text:list-item>
        <text:list-item>
          <text:p text:style-name="P5"><text:span text:style-name="T1">Prénom</text:span> parent</text:p>
        </text:list-item>
        <text:list-item>
          <text:p text:style-name="P5"><text:span text:style-name="T1">Adresse</text:span> (N° et nom de voie, Complément d'adresse, Code postal, Ville)</text:p>
        </text:list-item>
        <text:list-item>
          <text:p text:style-name="P7">Téléphone domicile</text:p>
        </text:list-item>
        <text:list-item>
          <text:p text:style-name="P7">Téléphone mobile</text:p>
        </text:list-item>
        <text:list-item>
          <text:p text:style-name="P7">Email</text:p>
        </text:list-item>
        <text:list-item>
          <text:p text:style-name="P7">Email du parent</text:p>
        </text:list-item>
      </text:list>
      <text:p text:style-name="P1"/>
      <text:p text:style-name="P1">Si le parent est renseigné, l'adresse et les téléphones seront enregistrés dans la fiche du parent.</text:p>
      <text:p text:style-name="P1">Le numéro de contact n'est utilisé qu'à titre de vérification, afin de ne pas réimporter un contact déjà existant dans Alg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loext:graphic-properties draw:fill="solid" draw:fill-color="#ffff99" draw:opacity="100%"/>
      <style:paragraph-properties fo:background-color="#ffff99" fo:padding="0.049cm" fo:border="0.06pt solid #000000" style:shadow="#808080 0.18cm 0.18cm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list-style-name="" style:class="text">
      <loext:graphic-properties draw:fill="solid" draw:fill-color="#33cc66" draw:opacity="100%"/>
      <style:paragraph-properties fo:margin-top="0.199cm" fo:margin-bottom="0.21cm" loext:contextual-spacing="false" fo:background-color="#33cc66" fo:padding="0cm" fo:border="none" style:shadow="none"/>
      <style:text-properties style:use-window-font-color="true" fo:font-size="13pt" style:text-underline-style="none" fo:font-weight="bold" style:font-size-asian="14pt" style:font-weight-asian="bold" style:font-size-complex="14pt" style:font-weight-complex="bold" style:text-overline-style="none" style:text-overline-color="#00ae00"/>
    </style:style>
    <style:style style:name="Heading_20_4" style:display-name="Heading 4" style:family="paragraph" style:parent-style-name="Heading" style:next-style-name="Text_20_body" style:default-outline-level="4" style:list-style-name="" style:class="text">
      <loext:graphic-properties draw:fill="none" draw:fill-color="#cfe7f5"/>
      <style:paragraph-properties fo:margin-top="0.21cm" fo:margin-bottom="0.21cm" loext:contextual-spacing="false" fo:background-color="transparent" style:shadow="none"/>
      <style:text-properties style:use-window-font-color="true" fo:font-size="85%" fo:font-style="normal" style:text-underline-style="solid" style:text-underline-width="bold" style:text-underline-color="#00ae00" fo:font-weight="bold" style:font-size-asian="85%" style:font-style-asian="italic" style:font-weight-asian="bold" style:font-size-complex="85%" style:font-style-complex="italic" style:font-weight-complex="norm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10pt" fo:font-weight="normal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101cm" fo:margin-bottom="0.21cm" loext:contextual-spacing="false"/>
      <style:text-properties fo:font-size="80%" fo:font-weight="bold" style:font-size-asian="85%" style:font-weight-asian="bold" style:font-size-complex="85%" style:font-weight-complex="bold"/>
    </style:style>
    <style:style style:name="Titre_20_3_20_Correctifs" style:display-name="Titre 3 Correctifs" style:family="paragraph" style:parent-style-name="Heading_20_3" style:next-style-name="Standard" style:default-outline-level="" style:list-style-name="">
      <loext:graphic-properties draw:fill="solid" draw:fill-color="#ff3333" draw:opacity="100%"/>
      <style:paragraph-properties fo:background-color="#ff3333"/>
      <style:text-properties fo:color="#ffffff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fo:font-size="11pt" fo:font-weight="bold" style:font-name-asian="Droid Sans Fallback1" style:font-family-asian="'Droid Sans Fallback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4:10:11.296225517</meta:creation-date>
    <dc:date>2017-04-11T14:21:33.320859665</dc:date>
    <meta:editing-duration>PT11M24S</meta:editing-duration>
    <meta:editing-cycles>1</meta:editing-cycles>
    <meta:document-statistic meta:table-count="0" meta:image-count="0" meta:object-count="0" meta:page-count="2" meta:paragraph-count="38" meta:word-count="460" meta:character-count="2781" meta:non-whitespace-character-count="2387"/>
    <meta:generator>LibreOffice/5.1.6.2$Linux_X86_64 LibreOffice_project/10m0$Build-2</meta:generator>
  </office:meta>
</office:document-meta>
</file>